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548cm"/>
    </style:style>
    <style:style style:name="co3" style:family="table-column">
      <style:table-column-properties fo:break-before="auto" style:column-width="16.402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1pt" style:font-size-asian="11pt" style:font-size-complex="11pt"/>
    </style:style>
  </office:automatic-styles>
  <office:body>
    <office:spreadsheet>
      <table:table table:name="component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OMPONENTE</text:p>
          </table:table-cell>
          <table:table-cell table:style-name="ce3" office:value-type="string" calcext:value-type="string">
            <text:p>DETALLE COMPONENT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YUDA ECONOMICAS Y APORTE PARA MATERIALES</text:p>
          </table:table-cell>
          <table:table-cell office:value-type="string" calcext:value-type="string">
            <text:p>Construcción o mantenimiento de infraestructura socia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YUDA ECONOMICAS Y APORTE PARA MATERIALES</text:p>
          </table:table-cell>
          <table:table-cell office:value-type="string" calcext:value-type="string">
            <text:p>Promover o apoyar el desarrollo deportivo y/o cultural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PACITACION O ASESORAMIENTO TECNICO</text:p>
          </table:table-cell>
          <table:table-cell office:value-type="string" calcext:value-type="string">
            <text:p>Desarrollar o dar sustentabilidad a proyectos o emprendimientos social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PACITACION O ASESORAMIENTO TECNICO</text:p>
          </table:table-cell>
          <table:table-cell office:value-type="string" calcext:value-type="string">
            <text:p>Promocionar el trabajo en red y/o la recuperación del capital social local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PACITACION O ASESORAMIENTO TECNICO</text:p>
          </table:table-cell>
          <table:table-cell office:value-type="string" calcext:value-type="string">
            <text:p>Mejorar la organización de la institución o la implementación de un programa del MD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QUIPAMIENTO</text:p>
          </table:table-cell>
          <table:table-cell office:value-type="string" calcext:value-type="string">
            <text:p>Desarrollar el proyecto de infraestructura social (herramientas, maquinarias, etc.).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QUIPAMIENTO</text:p>
          </table:table-cell>
          <table:table-cell office:value-type="string" calcext:value-type="string">
            <text:p>Desarrollar Capacitació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QUIPAMIENTO</text:p>
          </table:table-cell>
          <table:table-cell office:value-type="string" calcext:value-type="string">
            <text:p>Realizar actividades deportiva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QUIPAMIENTO</text:p>
          </table:table-cell>
          <table:table-cell office:value-type="string" calcext:value-type="string">
            <text:p>Equipar un comedor comunitario, un centro de día, etc.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NEAS ESPECIALES</text:p>
          </table:table-cell>
          <table:table-cell office:value-type="string" calcext:value-type="string">
            <text:p>Desarrollar Observatorio Social Regional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NEAS ESPECIALES</text:p>
          </table:table-cell>
          <table:table-cell office:value-type="string" calcext:value-type="string">
            <text:p>Monitorear Programas Socia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NEAS ESPECIALES</text:p>
          </table:table-cell>
          <table:table-cell office:value-type="string" calcext:value-type="string">
            <text:p>Organizar una red o Asociación de OSC 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NEAS ESPECIALES</text:p>
          </table:table-cell>
          <table:table-cell office:value-type="string" calcext:value-type="string">
            <text:p>Regularizar la OSC, desarrollar las capacidades organizativas o gastos de funcionamiento 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NEAS ESPECIALES</text:p>
          </table:table-cell>
          <table:table-cell office:value-type="string" calcext:value-type="string">
            <text:p>Monto estimado del subsidio solicitado para llevar adelante total o parcialmente la iniciativa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NEAS ESPECIALES</text:p>
          </table:table-cell>
          <table:table-cell office:value-type="string" calcext:value-type="string">
            <text:p>Cantidad de beneficiarios directos y/o indirectos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.54cm" fo:margin-bottom="2.54cm" fo:margin-left="3.175cm" fo:margin-right="3.175cm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phpMyAdmin 4.4.15.10</meta:initial-creator>
    <meta:creation-date>2022-02-24T11:43:45</meta:creation-date>
    <dc:date>2022-02-24T11:45:54.349767256</dc:date>
    <meta:editing-duration>PT1M25S</meta:editing-duration>
    <meta:editing-cycles>2</meta:editing-cycles>
    <meta:document-statistic meta:table-count="1" meta:cell-count="47" meta:object-count="0"/>
  </office:meta>
</office:document-meta>
</file>